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ingConverter.convert( Object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ializingConverter.Serializing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ingConverter.SerializingConverter( Serializer &lt; Object &gt; seri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